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T1" style:family="text">
      <style:text-properties style:font-name="Liberation Sans" fo:font-size="18pt" fo:font-weight="bold" style:font-name-asian="微软雅黑" style:font-size-asian="18pt" style:font-weight-asian="bold" style:font-name-complex="Lucida Sans" style:font-size-complex="1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VIVADO设计流程</text:p>
      <text:h text:style-name="Heading_20_1" text:outline-level="1">1 <text:s/>建立项目</text:h>
      <text:p text:style-name="Text_20_body"><text:tab/>建立一个合理的项目，标志VIVADO可以开始工作。主要是建立文件的存储的结构，同时按照要求完成相关的文档的收集。在设计的目标及结构确定后，就可以开始进行VIVADO的设计。</text:p>
      <text:h text:style-name="Heading_20_1" text:outline-level="1">2 <text:s/><text:span text:style-name="T1">确定框架</text:span></text:h>
      <text:p text:style-name="Text_20_body"><text:tab/>确定总框架及对应的功能，将整个项目分解为合适的目标。按照目标，每次进行一个框架的设计。框架的设计内容在文档中说明，同时相关的规划图也要确定。最后，在实施计划中进行跟进。</text:p>
      <text:h text:style-name="Heading_20_1" text:outline-level="1">3 <text:s/>编写源码</text:h>
      <text:p text:style-name="Text_20_body"><text:tab/>按照设计的规范，对整个的功能进行源码的实现。该实现过程放置于工程实现的文件中。实现的过程中，需要对实现的思路进行文件的描述。其以日志的形式进行拓展完善，确保每次设计都能有足够的收获。</text:p>
      <text:h text:style-name="Heading_20_1" text:outline-level="1">4 <text:s/>封装IP</text:h>
      <text:p text:style-name="Text_20_body"><text:tab/>利用vivado的自定义IP功能，将功能封装为灵活的IP，同时添加参数限定和说明文件，进而完成代码的拓展应用。封装的IP将在后续的仿真和调试中不断地完善，完善地结果以注释地形式加入源码，用于记录每次优化的结果。</text:p>
      <text:h text:style-name="Heading_20_1" text:outline-level="1">5 <text:s/>填充框架</text:h>
      <text:p text:style-name="Text_20_body"><text:tab/>将准备好的IP按照框架进行搭建，所有的框架都公用一个IP库，从而实现代码的最大化的兼容。填充好的框架需要编写对应的文件说明，方便后续的调试和仿真。</text:p>
      <text:h text:style-name="Heading_20_1" text:outline-level="1">6 <text:s/>系统<text:span text:style-name="T1">仿真</text:span></text:h>
      <text:p text:style-name="Text_20_body"><text:tab/>开始进行系统级的仿真，将整合好的框架加入仿真环境，进行全面的仿真测试。仿真的结果以日志的形式输出。这里需要进行SV的仿真环境的搭建，注意整个的规划。</text:p>
      <text:h text:style-name="Heading_20_1" text:outline-level="1">7 <text:s/>板级调试</text:h>
      <text:p text:style-name="Text_20_body"><text:tab/>在开发板上，进行系统的在线调试，完成代码的功能及稳定性运行的测试。同时配合其他的独立系统，完成整个功能文档的输出。这里需要注意，VIVADO的调试要求是最<text:soft-page-break/>高的，必须进行稳定性的干扰测试。</text:p>
      <text:h text:style-name="Heading_20_1" text:outline-level="1">8 <text:s/>重复至框架完成</text:h>
      <text:p text:style-name="Text_20_body"><text:tab/>完成功能调试后，就可以进行新的框架开发。经过多轮的框架实现，就可以完成整个系统的实现。这个时候将会进入协助其他的系统进行开发阶段。</text:p>
      <text:h text:style-name="Heading_20_1" text:outline-level="1">9 <text:s/>完成项目</text:h>
      <text:p text:style-name="Text_20_body"><text:tab/>项目开发完成，可以进行整个项目的发布转移，后续就向更高等级的项目看起，直到完成整个的职业目标。</text:p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17T18:45:00.296000000</dc:date>
    <dc:creator>fpgaPublish</dc:creator>
    <meta:editing-duration>PT22M56S</meta:editing-duration>
    <meta:editing-cycles>11</meta:editing-cycles>
    <meta:generator>LibreOffice/7.3.4.2$Windows_X86_64 LibreOffice_project/728fec16bd5f605073805c3c9e7c4212a0120dc5</meta:generator>
    <meta:document-statistic meta:table-count="0" meta:image-count="0" meta:object-count="0" meta:page-count="2" meta:paragraph-count="19" meta:word-count="744" meta:character-count="803" meta:non-whitespace-character-count="776"/>
  </office:meta>
</office:document-meta>
</file>